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5"/>
    <style:style style:name="P41" style:family="paragraph" style:parent-style-name="Standard" style:list-style-name="L36"/>
    <style:style style:name="P42" style:family="paragraph" style:parent-style-name="Standard" style:list-style-name="L37"/>
    <style:style style:name="P43" style:family="paragraph" style:parent-style-name="Standard" style:list-style-name="L38"/>
    <style:style style:name="P44" style:family="paragraph" style:parent-style-name="Standard" style:list-style-name="L39"/>
    <style:style style:name="P45" style:family="paragraph" style:parent-style-name="Standard" style:list-style-name="L40"/>
    <style:style style:name="P46" style:family="paragraph" style:parent-style-name="Standard" style:list-style-name="L42"/>
    <style:style style:name="P47" style:family="paragraph" style:parent-style-name="Standard" style:list-style-name="L41">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ion history <text:s/>(PyOTE description is at end)</text:p>
      <text:p text:style-name="P2"/>
      <text:p text:style-name="Standard"/>
      <text:p text:style-name="Standard">version 3.2.8</text:p>
      <text:list xml:id="list3621940794682877942" text:style-name="L42">
        <text:list-item>
          <text:p text:style-name="P46">Changed font size in help files --- it was fine for Mac but too big for Win10<text:line-break/></text:p>
        </text:list-item>
      </text:list>
      <text:p text:style-name="Standard">version 3.2.7</text:p>
      <text:list xml:id="list8049980544550453366" text:style-name="L1">
        <text:list-item>
          <text:p text:style-name="P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258250718645208403" text:style-name="L2">
        <text:list-item>
          <text:p text:style-name="P7">This is a 'cosmetic' release --- there should be NO detectable differences from version 3.2.5 in terms of functionality.</text:p>
        </text:list-item>
        <text:list-item>
          <text:p text:style-name="P7">All python files were brought into compliance with PEP 8 coding standards. <text:s/>Only I care about that.</text:p>
        </text:list-item>
        <text:list-item>
          <text:p text:style-name="P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7">All this 'cosmetic' work is in preparation for working on PyOTE issues again.<text:line-break/> </text:p>
        </text:list-item>
      </text:list>
      <text:p text:style-name="Standard">version 3.2.5</text:p>
      <text:list xml:id="list2218796993481910093" text:style-name="L3">
        <text:list-item>
          <text:p text:style-name="P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681994439980062894" text:style-name="L4">
        <text:list-item>
          <text:p text:style-name="P9">Modified the test for newer version to accommodate the different strings returned by pip 18.1 and pip 19.0+</text:p>
        </text:list-item>
        <text:list-item>
          <text:p text:style-name="P9">Added ability to invoke PyOTE from PyMovie with an externally supplied csv file that is automatically opened.<text:line-break/></text:p>
        </text:list-item>
      </text:list>
      <text:p text:style-name="Standard">version 3.2.3</text:p>
      <text:list xml:id="list6655667568153897773" text:style-name="L5">
        <text:list-item>
          <text:p text:style-name="P1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0">Added support for the PyMovie csv format<text:line-break/></text:p>
        </text:list-item>
      </text:list>
      <text:p text:style-name="Standard">version 3.2.1</text:p>
      <text:list xml:id="list5095653475855949455" text:style-name="L6">
        <text:list-item>
          <text:p text:style-name="P11"><text:soft-page-break/>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255415573962993105" text:style-name="L7">
        <text:list-item>
          <text:p text:style-name="P12">Changed GUI to better align text on min max edit boxes to avoid confusion.<text:line-break/></text:p>
        </text:list-item>
      </text:list>
      <text:p text:style-name="Standard">version 3.1.9</text:p>
      <text:list xml:id="list4956004129235780207" text:style-name="L8">
        <text:list-item>
          <text:p text:style-name="P13">Fixed a bug in the test for a min/max solution search being constrained by a too large min value.<text:line-break/></text:p>
        </text:list-item>
      </text:list>
      <text:p text:style-name="Standard">version 3.1.8</text:p>
      <text:list xml:id="list9096559779882248781" text:style-name="L9">
        <text:list-item>
          <text:p text:style-name="P14">version 3.1.7 was released without an updated version history. <text:s/>Here is what was changed in 3.1.7:<text:line-break/></text:p>
        </text:list-item>
        <text:list-item>
          <text:p text:style-name="P1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250588779798247088" text:style-name="L10">
        <text:list-item>
          <text:p text:style-name="P15">Values entered in the Manual Timestamp Entry dialog box are now 'sticky', thus making corrections easy to do without requiring re-entry of all data. </text:p>
          <text:p text:style-name="P15"><text:line-break/>Also trapped is the case where a user has entered a custom frame time but failed to click the radio button indicating that it is to be used.<text:line-break/></text:p>
        </text:list-item>
      </text:list>
      <text:p text:style-name="Standard">version 3.1.5:</text:p>
      <text:list xml:id="list3575290979504732834" text:style-name="L11">
        <text:list-item>
          <text:p text:style-name="P1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text:soft-page-break/>'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3389161845829409259" text:style-name="L12">
        <text:list-item>
          <text:p text:style-name="P17">Fixed error in new dropped reading detection logic when light curve was processed in field mode.<text:line-break/></text:p>
        </text:list-item>
        <text:list-item>
          <text:p text:style-name="P17">Cleaned up some language in tooltips.<text:line-break/></text:p>
        </text:list-item>
      </text:list>
      <text:p text:style-name="Standard">version 3.1.3:</text:p>
      <text:list xml:id="list964266763458544028" text:style-name="L13">
        <text:list-item>
          <text:p text:style-name="P1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8">Eliminated the 'entry num' column in the data matrix at the lower left of the GUI. The 'entry num' is unused and a possible source of confusion with the frame or field number for the unwary.<text:line-break/></text:p>
        </text:list-item>
        <text:list-item>
          <text:p text:style-name="P1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669292483801228539" text:style-name="L14">
        <text:list-item>
          <text:p text:style-name="P1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915487601468558936" text:style-name="L15">
        <text:list-item>
          <text:p text:style-name="P2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0">Three magDrop values are now calculated for each confidence level: the largest magDrop calculated using B + err(B) along with A – err(A); the nominal magDrop calculated using B and A; the minimum magDrop calculated using<text:line-break/><text:soft-page-break/>B – err(b) along with A + err(A)<text:line-break/></text:p>
        </text:list-item>
        <text:list-item>
          <text:p text:style-name="P2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5187941699424359077" text:style-name="L16">
        <text:list-item>
          <text:p text:style-name="P2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9024646361605801832" text:style-name="L17">
        <text:list-item>
          <text:p text:style-name="P2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166872161187121376" text:style-name="L18">
        <text:list-item>
          <text:p text:style-name="P2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255603368568311330" text:style-name="L19">
        <text:list-item>
          <text:p text:style-name="P2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036106833312982846" text:style-name="L20">
        <text:list-item>
          <text:p text:style-name="P2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3151883860045920153" text:style-name="L21">
        <text:list-item>
          <text:p text:style-name="P26">Disable the Accept integration button when user overrides an automatic block analysis with a manual block selection followed by a click on the Block integrate button.<text:line-break/></text:p>
        </text:list-item>
      </text:list>
      <text:p text:style-name="Standard">version 2.1.4:</text:p>
      <text:list xml:id="list8601534248671303588" text:style-name="L22">
        <text:list-item>
          <text:p text:style-name="P27">Corrected a bug that kept manual selection of block integration from being <text:soft-page-break/>performed after a refusal to accept the automatic block analysis results.<text:line-break/></text:p>
        </text:list-item>
      </text:list>
      <text:p text:style-name="Standard">version 2.1.3:</text:p>
      <text:list xml:id="list6458187077534477098" text:style-name="L23">
        <text:list-item>
          <text:p text:style-name="P2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260573543125753471" text:style-name="L24">
        <text:list-item>
          <text:p text:style-name="P2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394230861562783175" text:style-name="L25">
        <text:list-item>
          <text:p text:style-name="P30">Added progress bar tracking of block integration analysis because it can take an extended amount of time to complete the analysis when the light curve has many points.<text:line-break/></text:p>
        </text:list-item>
      </text:list>
      <text:p text:style-name="Standard">version 2.1.0</text:p>
      <text:list xml:id="list8306221768436151542" text:style-name="L26">
        <text:list-item>
          <text:p text:style-name="P3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1777236222890374137" text:style-name="L27">
        <text:list-item>
          <text:p text:style-name="P32">Made the selection of Tooltip display 'sticky'</text:p>
        </text:list-item>
        <text:list-item>
          <text:p text:style-name="P32">Duration calculation when D and R span midnight now handled correctly</text:p>
        </text:list-item>
      </text:list>
      <text:p text:style-name="Standard"/>
      <text:p text:style-name="Standard">version 2.0.8</text:p>
      <text:list xml:id="list2732005459540219720" text:style-name="L28">
        <text:list-item>
          <text:p text:style-name="P33">toolTips changed to invoke and display in a custom dialog box that can be moved and resized to better accommodate legacy displays</text:p>
        </text:list-item>
        <text:list-item>
          <text:p text:style-name="P33">Calc flash timing calculation fixed to properly deal with the non-integer frame numbers that can result from field processed csv files</text:p>
        </text:list-item>
        <text:list-item>
          <text:p text:style-name="P33">Flash timing has been verified to work with integrated light curves</text:p>
        </text:list-item>
        <text:list-item>
          <text:p text:style-name="P3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8841395652153816860" text:style-name="L29">
        <text:list-item>
          <text:p text:style-name="P34">Adds a button to calculate the edge position of an LED timing flash.</text:p>
        </text:list-item>
        <text:list-item>
          <text:p text:style-name="P34">Adds a checkbox to enable/disable the tooltip messages that appear when a control is hovered over. <text:s/>Tooltip display defaults to 'enabled' because tooltips <text:soft-page-break/>are an important aid for guiding users initially. Later, when such help is no longer needed, the user can turn them off (they are annoying when you don't need them).</text:p>
        </text:list-item>
        <text:list-item>
          <text:p text:style-name="P3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34">Adds a checkbox to force manual entry of timestamp info. <text:s/>This is useful when OCR on a VTI timed light curve has catastrophic errors. <text:s/>It is always employed when using LED flash timing.</text:p>
        </text:list-item>
      </text:list>
      <text:list xml:id="list7911487395186792096" text:style-name="L30">
        <text:list-item>
          <text:p text:style-name="P3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629472942566239618" text:style-name="L31">
        <text:list-item>
          <text:p text:style-name="P3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883049203382906558" text:style-name="L32">
        <text:list-item>
          <text:p text:style-name="P37">files generated by pyote now contain PYOTE in the filename.<text:line-break/></text:p>
        </text:list-item>
        <text:list-item>
          <text:p text:style-name="P3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5636461384093101" text:style-name="L33">
        <text:list-item>
          <text:p text:style-name="P3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794674985317014323" text:style-name="L34">
        <text:list-item>
          <text:p text:style-name="P3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405547586282882646" text:style-name="L35">
        <text:list-item>
          <text:p text:style-name="P4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011033090745498525" text:style-name="L36">
        <text:list-item>
          <text:p text:style-name="P41"><text:soft-page-break/>improved handling of D and R region selection so that one cannot enter an invalid configuration --- automatic corrections/changes are applied.<text:line-break/></text:p>
        </text:list-item>
        <text:list-item>
          <text:p text:style-name="P4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4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3508024554507223581" text:style-name="L37">
        <text:list-item>
          <text:p text:style-name="P4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772995791946526819" text:style-name="L38">
        <text:list-item>
          <text:p text:style-name="P4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4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018522393767331918" text:style-name="L39">
        <text:list-item>
          <text:p text:style-name="P4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451556083420785127" text:style-name="L40">
        <text:list-item>
          <text:p text:style-name="P4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4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4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4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e</text:span></text:span>.</text:p>
      <text:p text:style-name="P4"/>
      <text:p text:style-name="P4">Then, type the following line in that command window:</text:p>
      <text:p text:style-name="P4"/>
      <text:list xml:id="list3288172062916763231" text:style-name="L41">
        <text:list-item>
          <text:p text:style-name="P47">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1-30T16:52:50</dc:date>
    <meta:editing-cycles>65</meta:editing-cycles>
    <meta:editing-duration>PT18H48M47S</meta:editing-duration>
    <meta:document-statistic meta:table-count="0" meta:image-count="2" meta:object-count="0" meta:page-count="9" meta:paragraph-count="127" meta:word-count="3537" meta:character-count="20784"/>
    <meta:template xlink:type="simple" xlink:actuate="onRequest" xlink:title="" xlink:href="Normal"/>
  </office:meta>
</office:document-meta>
</file>